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573cm" fo:min-width="2.477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71cm" fo:min-width="0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1cm" fo:min-width="0.4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25cm" fo:min-width="1.477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5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8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9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2.977cm" svg:height="2.823cm" svg:x="2.423cm" svg:y="1.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3.167cm" svg:y1="2.644cm" svg:x2="3.167cm" svg:y2="4.017cm">
                <text:p/>
              </draw:line>
              <draw:line draw:style-name="gr2" draw:text-style-name="P2" draw:layer="layout" svg:x1="3.932cm" svg:y1="2.625cm" svg:x2="3.167cm" svg:y2="2.987cm">
                <text:p/>
              </draw:line>
              <draw:line draw:style-name="gr3" draw:text-style-name="P2" draw:layer="layout" svg:x1="3.932cm" svg:y1="4.028cm" svg:x2="3.167cm" svg:y2="3.666cm">
                <text:p/>
              </draw:line>
              <draw:line draw:style-name="gr2" draw:text-style-name="P2" draw:layer="layout" svg:x1="3.911cm" svg:y1="1.939cm" svg:x2="3.911cm" svg:y2="2.626cm">
                <text:p/>
              </draw:line>
              <draw:line draw:style-name="gr2" draw:text-style-name="P2" draw:layer="layout" svg:x1="3.911cm" svg:y1="4.019cm" svg:x2="3.911cm" svg:y2="4.706cm">
                <text:p/>
              </draw:line>
              <draw:line draw:style-name="gr2" draw:text-style-name="P2" draw:layer="layout" svg:x1="2.423cm" svg:y1="3.347cm" svg:x2="3.146cm" svg:y2="3.347cm">
                <text:p/>
              </draw:line>
            </draw:g>
          </draw:g>
        </draw:g>
        <draw:custom-shape draw:style-name="gr4" draw:text-style-name="P3" xml:id="id1" draw:id="id1" draw:layer="layout" svg:width="1.4cm" svg:height="1.443cm" svg:x="0.2cm" svg:y="6.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1.3cm" svg:height="1.343cm" svg:x="5.9cm" svg:y="2.1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6" draw:text-style-name="P2" draw:layer="layout" svg:x1="2.354cm" svg:y1="1.9cm" svg:x2="2.111cm" svg:y2="1.779cm">
            <text:p/>
          </draw:line>
          <draw:line draw:style-name="gr6" draw:text-style-name="P2" draw:layer="layout" svg:x1="2.588cm" svg:y1="1.517cm" svg:x2="2.111cm" svg:y2="1.781cm">
            <text:p/>
          </draw:line>
          <draw:line draw:style-name="gr6" draw:text-style-name="P2" draw:layer="layout" svg:x1="2.598cm" svg:y1="1.008cm" svg:x2="2.103cm" svg:y2="0.753cm">
            <text:p/>
          </draw:line>
          <draw:line draw:style-name="gr6" draw:text-style-name="P2" draw:layer="layout" svg:x1="2.6cm" svg:y1="1.53cm" svg:x2="2.105cm" svg:y2="1.275cm">
            <text:p/>
          </draw:line>
          <draw:line draw:style-name="gr6" draw:text-style-name="P2" draw:layer="layout" svg:x1="2.594cm" svg:y1="0.997cm" svg:x2="2.117cm" svg:y2="1.261cm">
            <text:p/>
          </draw:line>
          <draw:line draw:style-name="gr6" draw:text-style-name="P2" draw:layer="layout" svg:x1="2.577cm" svg:y1="0.482cm" svg:x2="2.1cm" svg:y2="0.746cm">
            <text:p/>
          </draw:line>
          <draw:line draw:style-name="gr6" draw:text-style-name="P2" draw:layer="layout" svg:x1="2.553cm" svg:y1="0.487cm" svg:x2="2.31cm" svg:y2="0.366cm">
            <text:p/>
          </draw:line>
        </draw:g>
        <draw:g xml:id="id9" draw:id="id9">
          <draw:line draw:style-name="gr6" draw:text-style-name="P2" draw:layer="layout" svg:x1="5.795cm" svg:y1="7.034cm" svg:x2="6.087cm" svg:y2="6.913cm">
            <text:p/>
          </draw:line>
          <draw:line draw:style-name="gr6" draw:text-style-name="P2" draw:layer="layout" svg:x1="5.514cm" svg:y1="6.651cm" svg:x2="6.087cm" svg:y2="6.915cm">
            <text:p/>
          </draw:line>
          <draw:line draw:style-name="gr6" draw:text-style-name="P2" draw:layer="layout" svg:x1="5.502cm" svg:y1="6.142cm" svg:x2="6.096cm" svg:y2="5.887cm">
            <text:p/>
          </draw:line>
          <draw:line draw:style-name="gr6" draw:text-style-name="P2" draw:layer="layout" svg:x1="5.5cm" svg:y1="6.664cm" svg:x2="6.094cm" svg:y2="6.409cm">
            <text:p/>
          </draw:line>
          <draw:line draw:style-name="gr6" draw:text-style-name="P2" draw:layer="layout" svg:x1="5.506cm" svg:y1="6.131cm" svg:x2="6.079cm" svg:y2="6.395cm">
            <text:p/>
          </draw:line>
          <draw:line draw:style-name="gr6" draw:text-style-name="P2" draw:layer="layout" svg:x1="5.527cm" svg:y1="5.616cm" svg:x2="6.1cm" svg:y2="5.88cm">
            <text:p/>
          </draw:line>
          <draw:line draw:style-name="gr6" draw:text-style-name="P2" draw:layer="layout" svg:x1="5.556cm" svg:y1="5.621cm" svg:x2="5.848cm" svg:y2="5.5cm">
            <text:p/>
          </draw:line>
        </draw:g>
        <draw:g xml:id="id6" draw:id="id6">
          <draw:line draw:style-name="gr6" draw:text-style-name="P2" draw:layer="layout" svg:x1="2.354cm" svg:y1="6.5cm" svg:x2="2.111cm" svg:y2="6.379cm">
            <text:p/>
          </draw:line>
          <draw:line draw:style-name="gr6" draw:text-style-name="P2" draw:layer="layout" svg:x1="2.588cm" svg:y1="6.117cm" svg:x2="2.111cm" svg:y2="6.381cm">
            <text:p/>
          </draw:line>
          <draw:line draw:style-name="gr6" draw:text-style-name="P2" draw:layer="layout" svg:x1="2.598cm" svg:y1="5.608cm" svg:x2="2.103cm" svg:y2="5.353cm">
            <text:p/>
          </draw:line>
          <draw:line draw:style-name="gr6" draw:text-style-name="P2" draw:layer="layout" svg:x1="2.6cm" svg:y1="6.13cm" svg:x2="2.105cm" svg:y2="5.875cm">
            <text:p/>
          </draw:line>
          <draw:line draw:style-name="gr6" draw:text-style-name="P2" draw:layer="layout" svg:x1="2.594cm" svg:y1="5.597cm" svg:x2="2.117cm" svg:y2="5.861cm">
            <text:p/>
          </draw:line>
          <draw:line draw:style-name="gr6" draw:text-style-name="P2" draw:layer="layout" svg:x1="2.577cm" svg:y1="5.082cm" svg:x2="2.1cm" svg:y2="5.346cm">
            <text:p/>
          </draw:line>
          <draw:line draw:style-name="gr6" draw:text-style-name="P2" draw:layer="layout" svg:x1="2.553cm" svg:y1="5.087cm" svg:x2="2.31cm" svg:y2="4.966cm">
            <text:p/>
          </draw:line>
        </draw:g>
        <draw:g xml:id="id2" draw:id="id2">
          <draw:line draw:style-name="gr6" draw:text-style-name="P2" draw:layer="layout" svg:x1="0.854cm" svg:y1="5.4cm" svg:x2="0.611cm" svg:y2="5.305cm">
            <text:p/>
          </draw:line>
          <draw:line draw:style-name="gr6" draw:text-style-name="P2" draw:layer="layout" svg:x1="1.088cm" svg:y1="5.1cm" svg:x2="0.611cm" svg:y2="5.307cm">
            <text:p/>
          </draw:line>
          <draw:line draw:style-name="gr6" draw:text-style-name="P2" draw:layer="layout" svg:x1="1.098cm" svg:y1="4.702cm" svg:x2="0.603cm" svg:y2="4.503cm">
            <text:p/>
          </draw:line>
          <draw:line draw:style-name="gr6" draw:text-style-name="P2" draw:layer="layout" svg:x1="1.1cm" svg:y1="5.11cm" svg:x2="0.605cm" svg:y2="4.911cm">
            <text:p/>
          </draw:line>
          <draw:line draw:style-name="gr6" draw:text-style-name="P2" draw:layer="layout" svg:x1="1.094cm" svg:y1="4.694cm" svg:x2="0.617cm" svg:y2="4.901cm">
            <text:p/>
          </draw:line>
          <draw:line draw:style-name="gr6" draw:text-style-name="P2" draw:layer="layout" svg:x1="1.077cm" svg:y1="4.291cm" svg:x2="0.6cm" svg:y2="4.498cm">
            <text:p/>
          </draw:line>
          <draw:line draw:style-name="gr6" draw:text-style-name="P2" draw:layer="layout" svg:x1="1.053cm" svg:y1="4.295cm" svg:x2="0.81cm" svg:y2="4.2cm">
            <text:p/>
          </draw:line>
        </draw:g>
        <draw:g xml:id="id13" draw:id="id13">
          <draw:line draw:style-name="gr6" draw:text-style-name="P2" draw:layer="layout" svg:x1="10.119cm" svg:y1="2.834cm" svg:x2="9.827cm" svg:y2="2.713cm">
            <text:p/>
          </draw:line>
          <draw:line draw:style-name="gr6" draw:text-style-name="P2" draw:layer="layout" svg:x1="10.4cm" svg:y1="2.451cm" svg:x2="9.827cm" svg:y2="2.715cm">
            <text:p/>
          </draw:line>
          <draw:line draw:style-name="gr6" draw:text-style-name="P2" draw:layer="layout" svg:x1="10.411cm" svg:y1="1.942cm" svg:x2="9.817cm" svg:y2="1.687cm">
            <text:p/>
          </draw:line>
          <draw:line draw:style-name="gr6" draw:text-style-name="P2" draw:layer="layout" svg:x1="10.414cm" svg:y1="2.464cm" svg:x2="9.82cm" svg:y2="2.209cm">
            <text:p/>
          </draw:line>
          <draw:line draw:style-name="gr6" draw:text-style-name="P2" draw:layer="layout" svg:x1="10.408cm" svg:y1="1.931cm" svg:x2="9.835cm" svg:y2="2.195cm">
            <text:p/>
          </draw:line>
          <draw:line draw:style-name="gr6" draw:text-style-name="P2" draw:layer="layout" svg:x1="10.387cm" svg:y1="1.416cm" svg:x2="9.814cm" svg:y2="1.68cm">
            <text:p/>
          </draw:line>
          <draw:line draw:style-name="gr6" draw:text-style-name="P2" draw:layer="layout" svg:x1="10.358cm" svg:y1="1.421cm" svg:x2="10.066cm" svg:y2="1.3cm">
            <text:p/>
          </draw:line>
        </draw:g>
        <draw:g xml:id="id7" draw:id="id7">
          <draw:line draw:style-name="gr6" draw:text-style-name="P2" draw:layer="layout" svg:x1="3.9cm" svg:y1="6.137cm" svg:x2="4.9cm" svg:y2="6.137cm">
            <text:p/>
          </draw:line>
          <draw:line draw:style-name="gr6" draw:text-style-name="P2" draw:layer="layout" svg:x1="3.9cm" svg:y1="6.137cm" svg:x2="4.9cm" svg:y2="6.137cm">
            <text:p/>
          </draw:line>
          <draw:line draw:style-name="gr6" draw:text-style-name="P2" draw:layer="layout" svg:x1="3.9cm" svg:y1="6.537cm" svg:x2="4.9cm" svg:y2="6.537cm">
            <text:p/>
          </draw:line>
          <draw:line draw:style-name="gr6" draw:text-style-name="P2" draw:layer="layout" svg:x1="4.393cm" svg:y1="7.079cm" svg:x2="4.401cm" svg:y2="6.534cm">
            <text:p/>
          </draw:line>
          <draw:line draw:style-name="gr6" draw:text-style-name="P2" draw:layer="layout" svg:x1="4.393cm" svg:y1="6.145cm" svg:x2="4.401cm" svg:y2="5.6cm">
            <text:p/>
          </draw:line>
        </draw:g>
        <draw:g xml:id="id3" draw:id="id3">
          <draw:line draw:style-name="gr6" draw:text-style-name="P2" draw:layer="layout" svg:x1="1.455cm" svg:y1="4cm" svg:x2="1.455cm" svg:y2="2.6cm">
            <text:p/>
          </draw:line>
          <draw:line draw:style-name="gr6" draw:text-style-name="P2" draw:layer="layout" svg:x1="1.455cm" svg:y1="4cm" svg:x2="1.455cm" svg:y2="2.6cm">
            <text:p/>
          </draw:line>
          <draw:line draw:style-name="gr6" draw:text-style-name="P2" draw:layer="layout" svg:x1="1.772cm" svg:y1="4cm" svg:x2="1.772cm" svg:y2="2.6cm">
            <text:p/>
          </draw:line>
          <draw:line draw:style-name="gr6" draw:text-style-name="P2" draw:layer="layout" svg:x1="2.2cm" svg:y1="3.31cm" svg:x2="1.77cm" svg:y2="3.299cm">
            <text:p/>
          </draw:line>
          <draw:line draw:style-name="gr6" draw:text-style-name="P2" draw:layer="layout" svg:x1="1.462cm" svg:y1="3.31cm" svg:x2="1.032cm" svg:y2="3.299cm">
            <text:p/>
          </draw:line>
        </draw:g>
        <draw:connector draw:style-name="gr7" draw:text-style-name="P4" draw:layer="layout" svg:x1="0.9cm" svg:y1="6.2cm" svg:x2="0.85cm" svg:y2="5.4cm" draw:start-shape="id1" draw:start-glue-point="4" draw:end-shape="id2" draw:end-glue-point="2" svg:d="M900 6200v-376h-50v-424" svg:viewBox="0 0 51 801">
          <text:p/>
        </draw:connector>
        <draw:connector draw:style-name="gr7" draw:text-style-name="P4" draw:layer="layout" svg:x1="1.032cm" svg:y1="3.3cm" svg:x2="0.85cm" svg:y2="4.2cm" draw:start-shape="id3" draw:start-glue-point="3" draw:end-shape="id2" draw:end-glue-point="0" svg:d="M1032 3300h-182v900" svg:viewBox="0 0 183 901">
          <text:p/>
        </draw:connector>
        <draw:custom-shape draw:style-name="gr8" draw:text-style-name="P4" xml:id="id5" draw:id="id5" draw:layer="layout" svg:width="0.348cm" svg:height="0.35cm" svg:x="2.152cm" svg:y="3.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.35cm" svg:y1="1.9cm" svg:x2="2.326cm" svg:y2="3.15cm" draw:start-shape="id4" draw:start-glue-point="2" draw:end-shape="id5" draw:end-glue-point="4" svg:d="M2350 1900v650h-24v600" svg:viewBox="0 0 25 1251">
          <text:p/>
        </draw:connector>
        <draw:connector draw:style-name="gr7" draw:text-style-name="P4" draw:layer="layout" svg:x1="2.35cm" svg:y1="4.966cm" svg:x2="2.326cm" svg:y2="3.5cm" draw:start-shape="id6" draw:start-glue-point="0" draw:end-shape="id5" draw:end-glue-point="8" svg:d="M2350 4966v-757h-24v-709" svg:viewBox="0 0 25 1467">
          <text:p/>
        </draw:connector>
        <draw:connector draw:style-name="gr7" draw:text-style-name="P4" draw:layer="layout" draw:line-skew="-0.542cm" svg:x1="4.4cm" svg:y1="5.6cm" svg:x2="3.911cm" svg:y2="4.723cm" draw:start-shape="id7" draw:start-glue-point="0" draw:end-shape="id8" draw:end-glue-point="2" svg:d="M4400 5600v-988h-489v111" svg:viewBox="0 0 490 989">
          <text:p/>
        </draw:connector>
        <draw:connector draw:style-name="gr7" draw:text-style-name="P4" draw:layer="layout" draw:line-skew="-0.492cm" svg:x1="3.911cm" svg:y1="4.723cm" svg:x2="5.8cm" svg:y2="5.5cm" draw:start-shape="id8" draw:start-glue-point="2" draw:end-shape="id9" draw:end-glue-point="0" svg:d="M3911 4723v-111h1889v888" svg:viewBox="0 0 1890 889">
          <text:p/>
        </draw:connector>
        <draw:g xml:id="id10" draw:id="id10">
          <draw:custom-shape draw:style-name="gr9" draw:text-style-name="P1" draw:layer="layout" svg:width="1.977cm" svg:height="2.5cm" svg:x="7.7cm" svg:y="4.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8.194cm" svg:y1="6.26cm" svg:x2="8.194cm" svg:y2="5.044cm">
                <text:p/>
              </draw:line>
              <draw:line draw:style-name="gr2" draw:text-style-name="P2" draw:layer="layout" svg:x1="8.702cm" svg:y1="6.277cm" svg:x2="8.194cm" svg:y2="5.956cm">
                <text:p/>
              </draw:line>
              <draw:line draw:style-name="gr3" draw:text-style-name="P2" draw:layer="layout" svg:x1="8.199cm" svg:y1="5.348cm" svg:x2="8.707cm" svg:y2="5.027cm">
                <text:p/>
              </draw:line>
              <draw:line draw:style-name="gr2" draw:text-style-name="P2" draw:layer="layout" svg:x1="8.688cm" svg:y1="6.884cm" svg:x2="8.688cm" svg:y2="6.276cm">
                <text:p/>
              </draw:line>
              <draw:line draw:style-name="gr2" draw:text-style-name="P2" draw:layer="layout" svg:x1="8.688cm" svg:y1="5.042cm" svg:x2="8.688cm" svg:y2="4.434cm">
                <text:p/>
              </draw:line>
              <draw:line draw:style-name="gr2" draw:text-style-name="P2" draw:layer="layout" svg:x1="7.7cm" svg:y1="5.637cm" svg:x2="8.18cm" svg:y2="5.637cm">
                <text:p/>
              </draw:line>
            </draw:g>
          </draw:g>
        </draw:g>
        <draw:g xml:id="id12" draw:id="id12">
          <draw:line draw:style-name="gr6" draw:text-style-name="P2" draw:layer="layout" svg:x1="9.627cm" svg:y1="4.799cm" svg:x2="10.627cm" svg:y2="4.799cm">
            <text:p/>
          </draw:line>
          <draw:line draw:style-name="gr6" draw:text-style-name="P2" draw:layer="layout" svg:x1="9.627cm" svg:y1="4.799cm" svg:x2="10.627cm" svg:y2="4.799cm">
            <text:p/>
          </draw:line>
          <draw:line draw:style-name="gr6" draw:text-style-name="P2" draw:layer="layout" svg:x1="9.627cm" svg:y1="5.097cm" svg:x2="10.627cm" svg:y2="5.097cm">
            <text:p/>
          </draw:line>
          <draw:line draw:style-name="gr6" draw:text-style-name="P2" draw:layer="layout" svg:x1="10.12cm" svg:y1="5.5cm" svg:x2="10.128cm" svg:y2="5.095cm">
            <text:p/>
          </draw:line>
          <draw:line draw:style-name="gr6" draw:text-style-name="P2" draw:layer="layout" svg:x1="10.12cm" svg:y1="4.805cm" svg:x2="10.128cm" svg:y2="4.4cm">
            <text:p/>
          </draw:line>
        </draw:g>
        <draw:g xml:id="id11" draw:id="id11">
          <draw:line draw:style-name="gr6" draw:text-style-name="P2" draw:layer="layout" svg:x1="10.154cm" svg:y1="7.7cm" svg:x2="9.911cm" svg:y2="7.579cm">
            <text:p/>
          </draw:line>
          <draw:line draw:style-name="gr6" draw:text-style-name="P2" draw:layer="layout" svg:x1="10.388cm" svg:y1="7.317cm" svg:x2="9.911cm" svg:y2="7.581cm">
            <text:p/>
          </draw:line>
          <draw:line draw:style-name="gr6" draw:text-style-name="P2" draw:layer="layout" svg:x1="10.398cm" svg:y1="6.808cm" svg:x2="9.903cm" svg:y2="6.553cm">
            <text:p/>
          </draw:line>
          <draw:line draw:style-name="gr6" draw:text-style-name="P2" draw:layer="layout" svg:x1="10.4cm" svg:y1="7.33cm" svg:x2="9.905cm" svg:y2="7.075cm">
            <text:p/>
          </draw:line>
          <draw:line draw:style-name="gr6" draw:text-style-name="P2" draw:layer="layout" svg:x1="10.394cm" svg:y1="6.797cm" svg:x2="9.917cm" svg:y2="7.061cm">
            <text:p/>
          </draw:line>
          <draw:line draw:style-name="gr6" draw:text-style-name="P2" draw:layer="layout" svg:x1="10.377cm" svg:y1="6.282cm" svg:x2="9.9cm" svg:y2="6.546cm">
            <text:p/>
          </draw:line>
          <draw:line draw:style-name="gr6" draw:text-style-name="P2" draw:layer="layout" svg:x1="10.353cm" svg:y1="6.287cm" svg:x2="10.11cm" svg:y2="6.166cm">
            <text:p/>
          </draw:line>
        </draw:g>
        <draw:connector draw:style-name="gr7" draw:text-style-name="P4" draw:layer="layout" draw:line-skew="-0.25cm" svg:x1="8.688cm" svg:y1="6.9cm" svg:x2="10.15cm" svg:y2="7.7cm" draw:start-shape="id10" draw:start-glue-point="2" draw:end-shape="id11" draw:end-glue-point="2" svg:d="M8688 6900v1100h1462v-300" svg:viewBox="0 0 1463 1101">
          <text:p/>
        </draw:connector>
        <draw:connector draw:style-name="gr7" draw:text-style-name="P4" draw:layer="layout" svg:x1="10.127cm" svg:y1="5.5cm" svg:x2="10.15cm" svg:y2="6.166cm" draw:start-shape="id12" draw:start-glue-point="2" draw:end-shape="id11" draw:end-glue-point="0" svg:d="M10127 5500v333h23v333" svg:viewBox="0 0 24 667">
          <text:p/>
        </draw:connector>
        <draw:connector draw:style-name="gr7" draw:text-style-name="P4" draw:layer="layout" draw:line-skew="0.666cm" svg:x1="10.114cm" svg:y1="2.834cm" svg:x2="8.688cm" svg:y2="4.4cm" draw:start-shape="id13" draw:start-glue-point="2" draw:end-shape="id10" draw:end-glue-point="0" svg:d="M10114 2834v1466h-1426v100" svg:viewBox="0 0 1427 1567">
          <text:p/>
        </draw:connector>
        <draw:connector draw:style-name="gr7" draw:text-style-name="P4" draw:layer="layout" draw:line-skew="0.45cm" svg:x1="10.127cm" svg:y1="4.4cm" svg:x2="8.688cm" svg:y2="4.4cm" draw:start-shape="id12" draw:start-glue-point="0" draw:end-shape="id10" draw:end-glue-point="0" svg:d="M10127 4400v-100h-1439v100" svg:viewBox="0 0 1440 101">
          <text:p/>
        </draw:connector>
        <draw:custom-shape draw:style-name="gr8" draw:text-style-name="P4" xml:id="id14" draw:id="id14" draw:layer="layout" svg:width="0.2cm" svg:height="0.2cm" svg:x="7.1cm" svg:y="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0.384cm" svg:x1="2.35cm" svg:y1="0.366cm" svg:x2="7.1cm" svg:y2="0.2cm" draw:start-shape="id4" draw:start-glue-point="0" draw:end-shape="id14" draw:end-glue-point="6" svg:d="M2350 366v-166h2525 2225" svg:viewBox="0 0 4751 167">
          <text:p/>
        </draw:connector>
        <draw:connector draw:style-name="gr7" draw:text-style-name="P4" draw:layer="layout" svg:x1="7.271cm" svg:y1="0.271cm" svg:x2="6.55cm" svg:y2="2.157cm" draw:start-shape="id14" draw:start-glue-point="9" draw:end-shape="id15" draw:end-glue-point="4" svg:d="M7271 271v958h-721v928" svg:viewBox="0 0 722 1887">
          <text:p/>
        </draw:connector>
        <draw:connector draw:style-name="gr7" draw:text-style-name="P4" draw:layer="layout" svg:x1="7.271cm" svg:y1="0.271cm" svg:x2="10.114cm" svg:y2="1.3cm" draw:start-shape="id14" draw:start-glue-point="9" draw:end-shape="id13" draw:end-glue-point="0" svg:d="M7271 271h2843v1029" svg:viewBox="0 0 2844 1030">
          <text:p/>
        </draw:connector>
        <draw:custom-shape draw:style-name="gr8" draw:text-style-name="P4" xml:id="id16" draw:id="id16" draw:layer="layout" svg:width="0.2cm" svg:height="0.2cm" svg:x="2.2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0.9cm" svg:y1="7.643cm" svg:x2="2.2cm" svg:y2="8cm" draw:start-shape="id1" draw:start-glue-point="8" draw:end-shape="id16" draw:end-glue-point="6" svg:d="M900 7643v357h1300" svg:viewBox="0 0 1301 358">
          <text:p/>
        </draw:connector>
        <draw:connector draw:style-name="gr7" draw:text-style-name="P4" draw:layer="layout" svg:x1="2.35cm" svg:y1="6.5cm" svg:x2="2.371cm" svg:y2="7.929cm" draw:start-shape="id6" draw:start-glue-point="2" draw:end-shape="id16" draw:end-glue-point="11" svg:d="M2350 6500v725h21v704" svg:viewBox="0 0 22 1430">
          <text:p/>
        </draw:connector>
        <draw:connector draw:style-name="gr7" draw:text-style-name="P4" draw:layer="layout" svg:x1="2.4cm" svg:y1="8cm" svg:x2="4.4cm" svg:y2="7.079cm" draw:start-shape="id16" draw:start-glue-point="10" draw:end-shape="id7" draw:end-glue-point="2" svg:d="M2400 8000h2000v-921" svg:viewBox="0 0 2001 922">
          <text:p/>
        </draw:connector>
        <draw:connector draw:style-name="gr7" draw:text-style-name="P4" draw:layer="layout" svg:x1="2.4cm" svg:y1="8cm" svg:x2="5.8cm" svg:y2="7.034cm" draw:start-shape="id16" draw:start-glue-point="10" draw:end-shape="id9" draw:end-glue-point="2" svg:d="M2400 8000h3400v-966" svg:viewBox="0 0 3401 967">
          <text:p/>
        </draw:connector>
        <draw:connector draw:style-name="gr7" draw:text-style-name="P4" draw:layer="layout" svg:x1="2.4cm" svg:y1="8cm" svg:x2="6.55cm" svg:y2="3.5cm" draw:start-shape="id16" draw:start-glue-point="10" draw:end-shape="id15" draw:end-glue-point="8" svg:d="M2400 8000h4150v-4500" svg:viewBox="0 0 4151 4501">
          <text:p/>
        </draw:connector>
        <draw:connector draw:style-name="gr7" draw:text-style-name="P4" draw:layer="layout" draw:line-skew="-0.25cm" svg:x1="6.55cm" svg:y1="3.5cm" svg:x2="10.15cm" svg:y2="7.7cm" draw:start-shape="id15" draw:start-glue-point="8" draw:end-shape="id11" draw:end-glue-point="2" svg:d="M6550 3500v4500h3600v-300" svg:viewBox="0 0 3601 4501">
          <text:p/>
        </draw:connector>
        <draw:frame draw:style-name="gr10" draw:text-style-name="P5" draw:layer="layout" svg:width="1.055cm" svg:height="0.813cm" svg:x="-0.155cm" svg:y="3.7cm">
          <draw:text-box>
            <text:p><text:span text:style-name="T1">R</text:span><text:span text:style-name="T2">in</text:span></text:p>
          </draw:text-box>
        </draw:frame>
        <draw:frame draw:style-name="gr11" draw:text-style-name="P5" draw:layer="layout" svg:width="0.934cm" svg:height="0.813cm" svg:x="-0.134cm" svg:y="5.5cm">
          <draw:text-box>
            <text:p><text:span text:style-name="T1">V</text:span><text:span text:style-name="T2">in</text:span></text:p>
          </draw:text-box>
        </draw:frame>
        <draw:frame draw:style-name="gr12" draw:text-style-name="P5" draw:layer="layout" svg:width="0.904cm" svg:height="0.813cm" svg:x="0.796cm" svg:y="2.1cm">
          <draw:text-box>
            <text:p><text:span text:style-name="T1">C</text:span><text:span text:style-name="T2">i</text:span></text:p>
          </draw:text-box>
        </draw:frame>
        <draw:frame draw:style-name="gr12" draw:text-style-name="P5" draw:layer="layout" svg:width="0.904cm" svg:height="0.813cm" svg:x="1.4cm" svg:y="0.387cm">
          <draw:text-box>
            <text:p><text:span text:style-name="T1">R</text:span><text:span text:style-name="T2">1</text:span></text:p>
          </draw:text-box>
        </draw:frame>
        <draw:frame draw:style-name="gr12" draw:text-style-name="P5" draw:layer="layout" svg:width="0.904cm" svg:height="0.813cm" svg:x="2.396cm" svg:y="6.187cm">
          <draw:text-box>
            <text:p><text:span text:style-name="T1">R</text:span><text:span text:style-name="T2">2</text:span></text:p>
          </draw:text-box>
        </draw:frame>
        <draw:frame draw:style-name="gr12" draw:text-style-name="P5" draw:layer="layout" svg:width="0.904cm" svg:height="0.813cm" svg:x="3.396cm" svg:y="4.887cm">
          <draw:text-box>
            <text:p><text:span text:style-name="T1">C</text:span><text:span text:style-name="T2">b</text:span></text:p>
          </draw:text-box>
        </draw:frame>
        <draw:frame draw:style-name="gr13" draw:text-style-name="P5" draw:layer="layout" svg:width="0.93cm" svg:height="0.813cm" svg:x="3.67cm" svg:y="2.887cm">
          <draw:text-box>
            <text:p><text:span text:style-name="T1">Q</text:span><text:span text:style-name="T2">1</text:span></text:p>
          </draw:text-box>
        </draw:frame>
        <draw:frame draw:style-name="gr13" draw:text-style-name="P5" draw:layer="layout" svg:width="0.93cm" svg:height="0.813cm" svg:x="8.3cm" svg:y="5.387cm">
          <draw:text-box>
            <text:p><text:span text:style-name="T1">Q</text:span><text:span text:style-name="T2">2</text:span></text:p>
          </draw:text-box>
        </draw:frame>
        <draw:frame draw:style-name="gr14" draw:text-style-name="P5" draw:layer="layout" svg:width="1.344cm" svg:height="0.776cm" svg:x="4.656cm" svg:y="4.9cm">
          <draw:text-box>
            <text:p><text:span text:style-name="T1">R</text:span><text:span text:style-name="T2">emit</text:span></text:p>
          </draw:text-box>
        </draw:frame>
        <draw:frame draw:style-name="gr15" draw:text-style-name="P5" draw:layer="layout" svg:width="1.15cm" svg:height="0.813cm" svg:x="5.4cm" svg:y="1.7cm">
          <draw:text-box>
            <text:p><text:span text:style-name="T1">Vcc</text:span></text:p>
          </draw:text-box>
        </draw:frame>
        <draw:frame draw:style-name="gr16" draw:text-style-name="P5" draw:layer="layout" svg:width="1.09cm" svg:height="0.813cm" svg:x="8.9cm" svg:y="1.387cm">
          <draw:text-box>
            <text:p><text:span text:style-name="T1">R</text:span><text:span text:style-name="T2">out</text:span></text:p>
          </draw:text-box>
        </draw:frame>
        <draw:frame draw:style-name="gr17" draw:text-style-name="P5" draw:layer="layout" svg:width="1.2cm" svg:height="0.813cm" svg:x="10cm" svg:y="7.4cm">
          <draw:text-box>
            <text:p><text:span text:style-name="T1">R</text:span><text:span text:style-name="T2">load</text:span></text:p>
          </draw:text-box>
        </draw:frame>
        <draw:frame draw:style-name="gr18" draw:text-style-name="P5" draw:layer="layout" svg:width="1.09cm" svg:height="0.9cm" svg:x="10cm" svg:y="3.9cm">
          <draw:text-box>
            <text:p><text:span text:style-name="T1">C</text:span><text:span text:style-name="T2">out</text:span></text:p>
          </draw:text-box>
        </draw:frame>
        <draw:g xml:id="id17" draw:id="id17">
          <draw:line draw:style-name="gr6" draw:text-style-name="P2" draw:layer="layout" svg:x1="3.903cm" svg:y1="1.4cm" svg:x2="3.709cm" svg:y2="1.321cm">
            <text:p/>
          </draw:line>
          <draw:line draw:style-name="gr6" draw:text-style-name="P2" draw:layer="layout" svg:x1="4.091cm" svg:y1="1.15cm" svg:x2="3.709cm" svg:y2="1.323cm">
            <text:p/>
          </draw:line>
          <draw:line draw:style-name="gr6" draw:text-style-name="P2" draw:layer="layout" svg:x1="4.098cm" svg:y1="0.819cm" svg:x2="3.702cm" svg:y2="0.653cm">
            <text:p/>
          </draw:line>
          <draw:line draw:style-name="gr6" draw:text-style-name="P2" draw:layer="layout" svg:x1="4.1cm" svg:y1="1.159cm" svg:x2="3.704cm" svg:y2="0.993cm">
            <text:p/>
          </draw:line>
          <draw:line draw:style-name="gr6" draw:text-style-name="P2" draw:layer="layout" svg:x1="4.096cm" svg:y1="0.812cm" svg:x2="3.714cm" svg:y2="0.985cm">
            <text:p/>
          </draw:line>
          <draw:line draw:style-name="gr6" draw:text-style-name="P2" draw:layer="layout" svg:x1="4.082cm" svg:y1="0.476cm" svg:x2="3.7cm" svg:y2="0.649cm">
            <text:p/>
          </draw:line>
          <draw:line draw:style-name="gr6" draw:text-style-name="P2" draw:layer="layout" svg:x1="4.062cm" svg:y1="0.479cm" svg:x2="3.868cm" svg:y2="0.4cm">
            <text:p/>
          </draw:line>
        </draw:g>
        <draw:connector draw:style-name="gr7" draw:text-style-name="P4" draw:layer="layout" svg:x1="3.9cm" svg:y1="1.4cm" svg:x2="3.911cm" svg:y2="1.9cm" draw:start-shape="id17" draw:start-glue-point="2" draw:end-shape="id8" draw:end-glue-point="0" svg:d="M3900 1400v269h11v231" svg:viewBox="0 0 12 501">
          <text:p/>
        </draw:connector>
        <draw:frame draw:style-name="gr12" draw:text-style-name="P5" draw:layer="layout" svg:width="0.904cm" svg:height="0.813cm" svg:x="4.496cm" svg:y="0.487cm">
          <draw:text-box>
            <text:p><text:span text:style-name="T1">R</text:span><text:span text:style-name="T2">c</text:span></text:p>
          </draw:text-box>
        </draw:frame>
        <draw:connector draw:style-name="gr7" draw:text-style-name="P4" draw:layer="layout" draw:line-skew="0.351cm 0.075cm" svg:x1="3.9cm" svg:y1="0.4cm" svg:x2="7.1cm" svg:y2="0.2cm" draw:start-shape="id17" draw:start-glue-point="0" draw:end-shape="id14" draw:end-glue-point="6" svg:d="M3900 400v-200h1800 1400" svg:viewBox="0 0 3201 201">
          <text:p/>
        </draw:connector>
        <draw:connector draw:style-name="gr7" draw:text-style-name="P4" draw:layer="layout" draw:line-skew="0.212cm 1.676cm" svg:x1="3.911cm" svg:y1="1.9cm" svg:x2="7.7cm" svg:y2="5.65cm" draw:start-shape="id8" draw:start-glue-point="0" draw:end-shape="id10" draw:end-glue-point="3" svg:d="M3911 1900v-300h4289v4050h-500" svg:viewBox="0 0 4290 40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9:41:01.872428951</dc:date>
    <meta:editing-duration>PT1H17M9S</meta:editing-duration>
    <meta:editing-cycles>24</meta:editing-cycles>
    <meta:generator>LibreOffice/6.4.6.2$Linux_X86_64 LibreOffice_project/40$Build-2</meta:generator>
    <meta:document-statistic meta:object-count="135"/>
  </office:meta>
</office:document-meta>
</file>